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WOT-анализ</text:title></text:p>
      <text:p text:style-name="OrgTitle"/>
      <text:p text:style-name="OrgSubtitle"><text:initial-creator>Кормышев Егор, Черноскутов Егор, Ломов Михаил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2d2ce71">1. Факторы развития</text:a></text:p>
          <text:p text:style-name="Contents_20_2"><text:a xlink:type="simple" xlink:href="#org5747965">1.1. Внутренние</text:a></text:p>
          <text:p text:style-name="Contents_20_3"><text:a xlink:type="simple" xlink:href="#orge92c0a6">1.1.1. Сильные стороны</text:a></text:p>
          <text:p text:style-name="Contents_20_3"><text:a xlink:type="simple" xlink:href="#orga04dcd0">1.1.2. Слабые стороны</text:a></text:p>
          <text:p text:style-name="Contents_20_2"><text:a xlink:type="simple" xlink:href="#org3fc0bbb">1.2. Внешние</text:a></text:p>
          <text:p text:style-name="Contents_20_3"><text:a xlink:type="simple" xlink:href="#orge61cb3c">1.2.1. Возможности</text:a></text:p>
          <text:p text:style-name="Contents_20_3"><text:a xlink:type="simple" xlink:href="#org2cab898">1.2.2. Угрозы</text:a></text:p>
        </text:index-body>
      </text:table-of-content>
      <text:h text:style-name="Heading_20_1" text:outline-level="1" text:is-list-header="false">
<text:bookmark-start text:name="OrgXref.org2d2ce71"/>
<text:bookmark text:name="org2d2ce71"/>Факторы развития
<text:bookmark-end text:name="OrgXref.org2d2ce71"/></text:h>
      <text:h text:style-name="Heading_20_2" text:outline-level="2" text:is-list-header="false">
<text:bookmark-start text:name="OrgXref.org5747965"/>
<text:bookmark text:name="org5747965"/>Внутренние
<text:bookmark-end text:name="OrgXref.org5747965"/></text:h>
      <text:list text:style-name="OrgBulletedList" text:continue-numbering="false">
        <text:list-item>
          <text:p text:style-name="Text_20_body">Структура общества - 54% женщин, 46% мужчин, средний возраст населения - 40 лет (37,5 мужчины; 42,5 женщины); Большинство - средний класс, присутствует социальное расслоение
</text:p>
        </text:list-item>
        <text:list-item>
          <text:p text:style-name="Text_20_body">Ценности (Семейные традиции, религия, патриотизм, образование, здравоохранение, культурное наследие)
</text:p>
        </text:list-item>
        <text:list-item>
          <text:p text:style-name="Text_20_body">Цели (Здоровье, семья и воспитание детей, надежные друзья, любимое дело)
</text:p>
        </text:list-item>
        <text:list-item>
          <text:p text:style-name="Text_20_body">Мотивы (Экономическое развитие, социальная стабильность, культурное развитие)
</text:p>
        </text:list-item>
        <text:list-item>
          <text:p text:style-name="Text_20_body">Материальные
</text:p>
        </text:list-item>
      </text:list>
      <text:h text:style-name="Heading_20_3" text:outline-level="3" text:is-list-header="false">
<text:bookmark-start text:name="OrgXref.orge92c0a6"/>
<text:bookmark text:name="orge92c0a6"/>Сильные стороны
<text:bookmark-end text:name="OrgXref.orge92c0a6"/></text:h>
      <text:list text:style-name="OrgBulletedList" text:continue-numbering="false">
        <text:list-item>
          <text:p text:style-name="Text_20_body">Большое разнообразие полезных ископаемых, лесных и водных ресурсов
</text:p>
        </text:list-item>
        <text:list-item>
          <text:p text:style-name="Text_20_body">Открытые выходы к морям
</text:p>
        </text:list-item>
        <text:list-item>
          <text:p text:style-name="Text_20_body">Геополитическое влияние на внешние страны
</text:p>
        </text:list-item>
        <text:list-item>
          <text:p text:style-name="Text_20_body">Сильная промышленность
</text:p>
        </text:list-item>
        <text:list-item>
          <text:p text:style-name="Text_20_body">Обширные территории
</text:p>
        </text:list-item>
        <text:list-item>
          <text:p text:style-name="Text_20_body">Развитая железнодорожная инфраструктура
</text:p>
        </text:list-item>
        <text:list-item>
          <text:p text:style-name="Text_20_body">Развитое сельское хозяйство
</text:p>
        </text:list-item>
        <text:list-item>
          <text:p text:style-name="Text_20_body">Развитый туризм
</text:p>
        </text:list-item>
      </text:list>
      <text:h text:style-name="Heading_20_3" text:outline-level="3" text:is-list-header="false">
<text:bookmark-start text:name="OrgXref.orga04dcd0"/>
<text:bookmark text:name="orga04dcd0"/>Слабые стороны
<text:bookmark-end text:name="OrgXref.orga04dcd0"/></text:h>
      <text:list text:style-name="OrgBulletedList" text:continue-numbering="false">
        <text:list-item>
          <text:p text:style-name="Text_20_body">Зависимость от экспорта ресурсов
</text:p>
        </text:list-item>
        <text:list-item>
          <text:p text:style-name="Text_20_body">Низкая производительность труда
</text:p>
        </text:list-item>
        <text:list-item>
          <text:p text:style-name="Text_20_body">Неравномерное распределение ресурсов
</text:p>
        </text:list-item>
        <text:list-item>
          <text:p text:style-name="Text_20_body">Отставание в некоторых отраслях
</text:p>
        </text:list-item>
        <text:list-item>
          <text:p text:style-name="Text_20_body">Изношенность инфраструктуры
</text:p>
        </text:list-item>
        <text:list-item>
          <text:p text:style-name="Text_20_body">Слабое развитие малого и среднего предпринимательства
</text:p>
        </text:list-item>
        <text:list-item>
          <text:p text:style-name="Text_20_body">Централизованное развитие
</text:p>
        </text:list-item>
      </text:list>
      <text:h text:style-name="Heading_20_2" text:outline-level="2" text:is-list-header="false">
<text:bookmark-start text:name="OrgXref.org3fc0bbb"/>
<text:bookmark text:name="org3fc0bbb"/>Внешние
<text:bookmark-end text:name="OrgXref.org3fc0bbb"/></text:h>
      <text:h text:style-name="Heading_20_3" text:outline-level="3" text:is-list-header="false">
<text:bookmark-start text:name="OrgXref.orge61cb3c"/>
<text:bookmark text:name="orge61cb3c"/>Возможности
<text:bookmark-end text:name="OrgXref.orge61cb3c"/></text:h>
      <text:list text:style-name="OrgBulletedList" text:continue-numbering="false">
        <text:list-item>
          <text:p text:style-name="Text_20_body">Экологические инициативы
</text:p>
        </text:list-item>
        <text:list-item>
          <text:p text:style-name="Text_20_body">Геополитические и экономические союзы
</text:p>
        </text:list-item>
        <text:list-item>
          <text:p text:style-name="Text_20_body">Природные ресурсы
</text:p>
        </text:list-item>
        <text:list-item>
          <text:p text:style-name="Text_20_body">Туризм
</text:p>
        </text:list-item>
        <text:list-item>
          <text:p text:style-name="Text_20_body">Расширение рынков сбыта
</text:p>
        </text:list-item>
        <text:list-item>
          <text:p text:style-name="Text_20_body">Народное сотрудничество в области науки и техники
</text:p>
        </text:list-item>
        <text:list-item>
          <text:p text:style-name="Text_20_body">Участие в международных организациях
</text:p>
        </text:list-item>
      </text:list>
      <text:h text:style-name="Heading_20_3" text:outline-level="3" text:is-list-header="false">
<text:bookmark-start text:name="OrgXref.org2cab898"/>
<text:bookmark text:name="org2cab898"/>Угрозы
<text:bookmark-end text:name="OrgXref.org2cab898"/></text:h>
      <text:list text:style-name="OrgBulletedList" text:continue-numbering="false">
        <text:list-item>
          <text:p text:style-name="Text_20_body">Санкции и торговые ограничения
</text:p>
        </text:list-item>
        <text:list-item>
          <text:p text:style-name="Text_20_body">Изменение климата
</text:p>
        </text:list-item>
        <text:list-item>
          <text:p text:style-name="Text_20_body">Киберугрозы
</text:p>
        </text:list-item>
        <text:list-item>
          <text:p text:style-name="Text_20_body">Конкуренция на мировом рынке
</text:p>
        </text:list-item>
        <text:list-item>
          <text:p text:style-name="Text_20_body">Угроза национальной безопасности
</text:p>
        </text:list-item>
        <text:list-item>
          <text:p text:style-name="Text_20_body">Территориальные конфликты
</text:p>
        </text:list-item>
        <text:list-item>
          <text:p text:style-name="Text_20_body">Международный терроризм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\</text:p>
              </table:table-cell>
              <table:table-cell table:style-name="OrgTblCellT">
                <text:p text:style-name="OrgTableContentsLeft">СиС</text:p>
              </table:table-cell>
              <table:table-cell table:style-name="OrgTblCellT">
                <text:p text:style-name="OrgTableContentsLeft">СлС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В</text:p>
              </table:table-cell>
              <table:table-cell table:style-name="OrgTblCell">
                <text:p text:style-name="OrgTableContentsLeft">Развитие технологий обработки полезных ископаемых соблюдая экологические нормы безопасности</text:p>
              </table:table-cell>
              <table:table-cell table:style-name="OrgTblCell">
                <text:p text:style-name="OrgTableContentsLeft">Использование природных ресурсов для собственного производства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В</text:p>
              </table:table-cell>
              <table:table-cell table:style-name="OrgTblCell">
                <text:p text:style-name="OrgTableContentsLeft">Развитие морских торговых путей для улучшения междунородной торговли</text:p>
              </table:table-cell>
              <table:table-cell table:style-name="OrgTblCell">
                <text:p text:style-name="OrgTableContentsLeft">Участие в международных научных организация для сокращения отставания в различных отраслях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В</text:p>
              </table:table-cell>
              <table:table-cell table:style-name="OrgTblCell">
                <text:p text:style-name="OrgTableContentsLeft">Развитие собственного туризма</text:p>
              </table:table-cell>
              <table:table-cell table:style-name="OrgTblCell">
                <text:p text:style-name="OrgTableContentsLeft">Использование собственных природных ресурсов для восстановления инфраструктуры страны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В</text:p>
              </table:table-cell>
              <table:table-cell table:style-name="OrgTblCell">
                <text:p text:style-name="OrgTableContentsLeft">Расширение рынков сбыта за счет сильной промышленности</text:p>
              </table:table-cell>
              <table:table-cell table:style-name="OrgTblCell">
                <text:p text:style-name="OrgTableContentsLeft">Оказывать помощь малому бизнесу за счет расшеренных рынков сбыта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В</text:p>
              </table:table-cell>
              <table:table-cell table:style-name="OrgTblCell">
                <text:p text:style-name="OrgTableContentsLeft">Развитие торговли за счет сельского хозяйства</text:p>
              </table:table-cell>
              <table:table-cell table:style-name="OrgTblCell">
                <text:p text:style-name="OrgTableContentsLeft">Возможность улучшения нифраструктуры за счет развития туризма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В</text:p>
              </table:table-cell>
              <table:table-cell table:style-name="OrgTblCell">
                <text:p text:style-name="OrgTableContentsLeft">Развитие туризма и торговли за счет железной дороги</text:p>
              </table:table-cell>
              <table:table-cell table:style-name="OrgTblCell">
                <text:p text:style-name="OrgTableContentsLeft">---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У</text:p>
              </table:table-cell>
              <table:table-cell table:style-name="OrgTblCell">
                <text:p text:style-name="OrgTableContentsLeft">Богатство собственных ресурсов для нейтрализации санцкий</text:p>
              </table:table-cell>
              <table:table-cell table:style-name="OrgTblCell">
                <text:p text:style-name="OrgTableContentsLeft">Возможное разрушение экономики при наличии санкций и отсутствии возможности экспорта ресурсов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У</text:p>
              </table:table-cell>
              <table:table-cell table:style-name="OrgTblCell">
                <text:p text:style-name="OrgTableContentsLeft">Развитая транспортная система для подбора небходимого климата</text:p>
              </table:table-cell>
              <table:table-cell table:style-name="OrgTblCell">
                <text:p text:style-name="OrgTableContentsLeft">Кибератаки на центральную информационную систему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У</text:p>
              </table:table-cell>
              <table:table-cell table:style-name="OrgTblCell">
                <text:p text:style-name="OrgTableContentsLeft">Развитое сельское хозяйство для получения автономии</text:p>
              </table:table-cell>
              <table:table-cell table:style-name="OrgTblCell">
                <text:p text:style-name="OrgTableContentsLeft">Кибератаки как угроза национальной безопасности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У</text:p>
              </table:table-cell>
              <table:table-cell table:style-name="OrgTblCell">
                <text:p text:style-name="OrgTableContentsLeft">Усиление морских войск для защиты своих территорий</text:p>
              </table:table-cell>
              <table:table-cell table:style-name="OrgTblCell">
                <text:p text:style-name="OrgTableContentsLeft">Низкая производительность труда при высокой конкуренции на мировм рынке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У</text:p>
              </table:table-cell>
              <table:table-cell table:style-name="OrgTblCell">
                <text:p text:style-name="OrgTableContentsLeft">Использование геополитического влияния для предотвращения конфликтов</text:p>
              </table:table-cell>
              <table:table-cell table:style-name="OrgTblCell">
                <text:p text:style-name="OrgTableContentsLeft">Туризм приводит к учащению международного терроризма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У</text:p>
              </table:table-cell>
              <table:table-cell table:style-name="OrgTblCellB">
                <text:p text:style-name="OrgTableContentsLeft">---</text:p>
              </table:table-cell>
              <table:table-cell table:style-name="OrgTblCellB">
                <text:p text:style-name="OrgTableContentsLeft">Сильная конкуренция на мировом рынке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p text:style-name="Text_20_body">Вывод: В результате проведенного анализа были оценены сильные и слабые стороны, возможности и угрозы для России.
</text:p>
      <text:p text:style-name="Text_20_body">В целом, Россия имеет ряд сильных сторон, которые могут способствовать её развитию. Однако существуют и слабые стороны, которые необходимо учитывать при разработке стратегии развития страны. Возможности, связанные с развитием высокотехнологичных отраслей и расширением внутреннего рынка, могут помочь преодолеть некоторые слабости и усилить сильные стороны. Угрозы, такие как санкции и политическая нестабильность, требуют внимательного анализа и разработки мер по их преодолению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, Черноскутов Егор, Ломов Михаил</dc:creator>
    <meta:initial-creator>Кормышев Егор, Черноскутов Егор, Ломов Михаил</meta:initial-creator>
    <dc:date>2024-11-14T15:57:48</dc:date>
    <meta:creation-date>2024-11-14T15:57:48</meta:creation-date>
    <meta:generator>Emacs 29.4 (Org mode 9.8-pre)</meta:generator>
    <meta:keyword/>
    <dc:subject/>
    <dc:title>SWOT-анализ</dc:title>
  </office:meta>
</office:document-meta>
</file>